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sation #1</text:p>
      <text:p text:style-name="P1"/>
      <text:p text:style-name="P2">K: What are you doing here?</text:p>
      <text:p text:style-name="P2">P: What are YOU doing here?</text:p>
      <text:p text:style-name="P2">K: I, uh...</text:p>
      <text:p text:style-name="P2">P: Do you have a hall pass?</text:p>
      <text:p text:style-name="P2">K: Yes! N-no! S-shut up!</text:p>
      <text:p text:style-name="P2">P: I thought so. Now tell me about the rumors being spread around here!</text:p>
      <text:p text:style-name="P2">K: Um... I hear Billy's gotten the cooties... Then there's bla... Oh, and a long-going rumor has it that there's a skeleton in the school attic!</text:p>
      <text:p text:style-name="P2"/>
      <text:p text:style-name="P2">*0</text:p>
      <text:p text:style-name="P2">OPTION 1:</text:p>
      <text:list xml:id="list41245022" text:style-name="L1">
        <text:list-item>
          <text:p text:style-name="P4">Cooties</text:p>
        </text:list-item>
        <text:list-item>
          <text:p text:style-name="P4"/>
        </text:list-item>
        <text:list-item>
          <text:p text:style-name="P4">Attic</text:p>
        </text:list-item>
      </text:list>
      <text:p text:style-name="P2"/>
      <text:p text:style-name="P2">K1: People say they've seen Billy and Amanda holding hands! Gross, right?</text:p>
      <text:p text:style-name="P2">P1: Totally. *1</text:p>
      <text:p text:style-name="P2"/>
      <text:p text:style-name="P2">K2:</text:p>
      <text:p text:style-name="P2">P2:</text:p>
      <text:p text:style-name="P2"/>
      <text:p text:style-name="P2">*1</text:p>
      <text:p text:style-name="P2">K: Was that what you wanted to know about...?</text:p>
      <text:p text:style-name="P2">P: No, it doesn't feel quite right...*0</text:p>
      <text:p text:style-name="P2"/>
      <text:p text:style-name="P2">K2:</text:p>
      <text:p text:style-name="P2"/>
      <text:p text:style-name="P2">K3: A bunch of seniors left a parting message last year that shortly before school's closing hours, you can sometimes see a skeleton walk up to the attic! Mike and Jenny tried to go there a while back, and now Mike is missing!</text:p>
      <text:p text:style-name="P2">P3: Hmm. Thanks, kid.*2</text:p>
      <text:p text:style-name="P2"/>
      <text:p text:style-name="P2">*2</text:p>
      <text:p text:style-name="P2">OPTION 2: (if player inspected/interacted with sealed attic door, else *3)</text:p>
      <text:list xml:id="list41263475" text:style-name="L2">
        <text:list-item>
          <text:p text:style-name="P5">How do I get into the attic?</text:p>
        </text:list-item>
        <text:list-item>
          <text:p text:style-name="P5">Bye.</text:p>
        </text:list-item>
      </text:list>
      <text:p text:style-name="P2"/>
      <text:p text:style-name="P2">K1: The janitor should know about that, I think.</text:p>
      <text:p text:style-name="P2">P1: Where can I find him?</text:p>
      <text:p text:style-name="P2">K1: How should I know?</text:p>
      <text:p text:style-name="P2">P1: Bah. *3</text:p>
      <text:p text:style-name="P2"/>
      <text:p text:style-name="P2">K2: <text:s/>*3</text:p>
      <text:p text:style-name="P2"/>
      <text:p text:style-name="P2">*3</text:p>
      <text:p text:style-name="P2">K: Thanks for not ratting out on me! &lt;conversation ends&gt;</text:p>
      <text:p text:style-name="P2"/>
      <text:p text:style-name="P1">Conversation #2 (only if player inspected/interacted with sealed attic door and selected 2. at OPTION 2)</text:p>
      <text:p text:style-name="P1"/>
      <text:p text:style-name="P2"><text:soft-page-break/>P: How do I get into the attic?</text:p>
      <text:p text:style-name="P2">K: The janitor should know about that, I think.</text:p>
      <text:p text:style-name="P2">P: Where can I find him?</text:p>
      <text:p text:style-name="P2">K: How should I know?</text:p>
      <text:p text:style-name="P2">P: Bah.</text:p>
      <text:p text:style-name="P2">K: Again, thanks for not ratting out on me! &lt;conversation ends&gt;</text:p>
      <text:p text:style-name="P2"/>
      <text:p text:style-name="P1">Speech Bubble</text:p>
      <text:p text:style-name="P2"><text:line-break/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52S</meta:editing-duration>
    <meta:editing-cycles>6</meta:editing-cycles>
    <meta:generator>LibreOffice/3.5$Windows_x86 LibreOffice_project/dc9775d-05ecbee-0851ad3-1586698-727bf66</meta:generator>
    <dc:date>2012-04-04T21:33:32.20</dc:date>
    <meta:document-statistic meta:table-count="0" meta:image-count="0" meta:object-count="0" meta:page-count="2" meta:paragraph-count="42" meta:word-count="276" meta:character-count="1360" meta:non-whitespace-character-count="1172"/>
    <meta:user-defined meta:name="Info 1"/>
    <meta:user-defined meta:name="Info 2"/>
    <meta:user-defined meta:name="Info 3"/>
    <meta:user-defined meta:name="Info 4"/>
  </office:meta>
</office:document-meta>
</file>